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f23" officeooo:paragraph-rsid="00066f23"/>
    </style:style>
    <style:style style:name="P2" style:family="paragraph" style:parent-style-name="Standard">
      <style:text-properties officeooo:rsid="00066f23" officeooo:paragraph-rsid="00066f23"/>
    </style:style>
    <style:style style:name="P3" style:family="paragraph" style:parent-style-name="Standard">
      <style:text-properties officeooo:rsid="001015de" officeooo:paragraph-rsid="001015de"/>
    </style:style>
    <style:style style:name="P4" style:family="paragraph" style:parent-style-name="Standard">
      <style:paragraph-properties fo:break-before="page"/>
      <style:text-properties officeooo:rsid="001015de" officeooo:paragraph-rsid="001015de"/>
    </style:style>
    <style:style style:name="T1" style:family="text">
      <style:text-properties officeooo:rsid="000fc87f"/>
    </style:style>
    <style:style style:name="T2" style:family="text">
      <style:text-properties officeooo:rsid="001015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ample <text:span text:style-name="T2">Letter</text:span> <text:span text:style-name="T1">1</text:span></text:p>
      <text:p text:style-name="P1"/>
      <text:p text:style-name="P1"/>
      <text:p text:style-name="P1">This is a <text:span text:style-name="T2">letter. <text:s/></text:span></text:p>
      <text:p text:style-name="P1"/>
      <text:p text:style-name="P3">This first page has identifying information on it.</text:p>
      <text:p text:style-name="P3"/>
      <text:p text:style-name="P3"/>
      <text:p text:style-name="P3"/>
      <text:p text:style-name="P3"/>
      <text:p text:style-name="P3">Signed,</text:p>
      <text:p text:style-name="P3"/>
      <text:p text:style-name="P3">A Reviewer</text:p>
      <text:p text:style-name="P3"/>
      <text:p text:style-name="P3"/>
      <text:p text:style-name="P4">The second page does not have identifying information on it.</text:p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1:39:31.303147506</meta:creation-date>
    <dc:date>2024-07-15T20:32:28.712129538</dc:date>
    <meta:editing-duration>PT7M44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7" meta:word-count="29" meta:character-count="163" meta:non-whitespace-character-count="139"/>
  </office:meta>
</office:document-meta>
</file>